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2.8335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6457in"/>
    </style:style>
    <style:style style:name="co13" style:family="table-column">
      <style:table-column-properties fo:break-before="auto" style:column-width="0.6146in"/>
    </style:style>
    <style:style style:name="co14" style:family="table-column">
      <style:table-column-properties fo:break-before="auto" style:column-width="1.5937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0.8752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  <style:style style:name="ce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1-rev-ep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කුලකල පූර්ණ සංඛ්‍යා මත ගණිත කර්ම ල සමමිතිය යන ඒකක ආවරණය වේ.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1-rev-ep3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සාධක හා ගුණාකාර යන ඒකකය ආවරණය වේ.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1-rev-ep3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සාධක හා ගුණාකාර, දර්ශක , කාලය යන ඒකක ආවරණය වේ.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1-rev-ep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කාලය, සමාන්තර සරල රේඛා, සදිශ සංඛ්‍යා, කෝණ යන <text:s/>ඒකක ආවරණය වේ.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2-rev-ep3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ස්කන්ධය , දිග , වීජීය ප්‍රකාශන , භාග <text:s/>, පරිමිතිය , වර්ගඵලය,බහු අස්‍ර, වෘත්ත යන <text:s/>ඒකක ආවරණය වේ.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2-rev-ep3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පරිමාව , වෘත්ත , පරිමිතිය , වීජීය ප්‍රකාශන , දශම , භාග, ස්කන්ධය <text:s/>ඒකක ආවරණය වේ.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2-rev-ep3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සමමිතිය, කුලක , සාධක, දශම, දර්ශක , වීජීය ප්‍රකාශන, බහු අස්‍ර, සරළ රේඛීය තල රූප, පරිමිතිය, වර්ගඵලය <text:s text:c="2"/>යන <text:s/>ඒකක ආවරණය වේ.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3-rev-ep3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අනුපාත, ඝන වස්තු , දශම , වීජීය ප්‍රකාශන, සාධක හා ගුණාකාර , සරල රේඛීය තල රූප නිර්මාණය , සිදුවීමක වියහැකියාව , පරිමාණය , වර්ගඵලය , පරිමිතිය යන ඒකක ආවරණය වේ.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3-rev-ep3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අනුපාත, කාටිසීය තලය, ඝන වස්තු, පරිමාණය යන ඒකක ආවරණය වේ.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s-07-t3-rev-ep3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‍ෂණ</text:p>
          </table:table-cell>
          <table:table-cell office:value-type="string" calcext:value-type="string">
            <text:p>මෙම පුනරීක්ෂණය යටතේ ඝන වස්තු, වර්ගඵලය, ටෙසලාකරණය,කාටිසීය තලය යන ඒකක ආවරණය වේ.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time-style style:name="N121">
      <number:hours/>
      <number:text>:</number:text>
      <number:minutes number:style="long"/>
      <number:text>:</number:text>
      <number:second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6:29.575501762</dc:date>
    <meta:editing-cycles>38</meta:editing-cycles>
    <meta:editing-duration>PT1H38M5S</meta:editing-duration>
    <meta:document-statistic meta:table-count="1" meta:cell-count="100" meta:object-count="0"/>
  </office:meta>
</office:document-meta>
</file>